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/>
    </style:style>
    <style:style style:name="gr29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line-height="100%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loext:color-lum-mod="100%" loext:color-lum-off="0%" fo:font-size="12pt" fo:font-weight="bold" style:font-size-asian="12pt" style:font-size-complex="12pt"/>
    </style:style>
    <style:style style:name="P11" style:family="paragraph">
      <loext:graphic-properties draw:fill="none" draw:fill-color="#ffffff"/>
      <style:text-properties style:font-name="Calibri2" fo:font-weight="bold"/>
    </style:style>
    <style:style style:name="P12" style:family="paragraph">
      <loext:graphic-properties draw:fill="gradient" draw:fill-gradient-name="Gradient_5f_0"/>
      <style:text-properties fo:font-size="12pt"/>
    </style:style>
    <style:style style:name="P13" style:family="paragraph">
      <loext:graphic-properties draw:fill="none"/>
      <style:text-properties fo:font-size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loext:color-lum-mod="100%" loext:color-lum-off="0%" fo:font-size="8pt" fo:font-weight="bold" style:font-size-asian="12pt" style:font-size-complex="12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2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font-name="Symbol" fo:font-size="12pt" style:font-name-asian="Symbol" style:font-size-asian="12pt" style:font-name-complex="Symbol" style:font-size-complex="12pt"/>
    </style:style>
    <style:style style:name="T4" style:family="text">
      <style:text-properties fo:color="#000000" loext:opacity="100%" style:font-name="Calibri" fo:font-size="8pt" style:font-name-asian="Calibri" style:font-size-asian="8pt" style:font-name-complex="Calibri" style:font-size-complex="8pt"/>
    </style:style>
    <style:style style:name="T5" style:family="text">
      <style:text-properties fo:color="#000000" loext:opacity="100%" style:font-name="Symbol" fo:font-size="8pt" style:font-name-asian="Symbol" style:font-size-asian="8pt" style:font-name-complex="Symbol" style:font-size-complex="8pt"/>
    </style:style>
    <style:style style:name="T6" style:family="text">
      <style:text-properties fo:color="#c9211e" loext:opacity="100%" style:font-name="Calibri" fo:font-size="12pt" fo:font-weight="bold" style:font-name-asian="Calibri" style:font-size-asian="12pt" style:font-name-complex="Calibri" style:font-size-complex="12pt"/>
    </style:style>
    <style:style style:name="T7" style:family="text">
      <style:text-properties style:font-name="Calibri2" fo:font-weight="bold"/>
    </style:style>
    <style:style style:name="T8" style:family="text">
      <style:text-properties fo:color="#c9211e" loext:opacity="100%" style:font-name="Calibri" fo:font-size="8pt" fo:font-weight="bold" style:font-name-asian="Calibri" style:font-size-asian="12pt" style:font-weight-asian="bold" style:font-name-complex="Calibri" style:font-size-complex="12pt" style:font-weight-complex="bold"/>
    </style:style>
    <style:style style:name="T9" style:family="text">
      <style:text-properties fo:color="#000000" loext:opacity="100%" style:font-name="Calibri" fo:font-size="8pt" style:font-name-asian="Calibri" style:font-size-asian="12pt" style:font-name-complex="Calibri" style:font-size-complex="12pt"/>
    </style:style>
    <style:style style:name="T10" style:family="text">
      <style:text-properties fo:color="#c9211e" loext:opacity="100%"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T11" style:family="text">
      <style:text-properties fo:color="#c9211e" loext:opacity="100%" style:font-name="Symbol" fo:font-size="8pt" fo:font-weight="bold" style:font-name-asian="Symbol" style:font-size-asian="8pt" style:font-weight-asian="bold" style:font-name-complex="Symbol" style:font-size-complex="8pt" style:font-weight-complex="bold"/>
    </style:style>
    <style:style style:name="T12" style:family="text">
      <style:text-properties fo:color="#c9211e" loext:opacity="100%" style:font-name="Calibri" fo:font-size="8pt" fo:font-weight="bold" style:font-name-asian="Calibri" style:font-size-asian="12pt" style:font-name-complex="Calibri" style:font-size-complex="12pt"/>
    </style:style>
    <style:style style:name="T13" style:family="text">
      <style:text-properties fo:color="#c9211e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3cm" svg:y1="3.55cm" svg:x2="8cm" svg:y2="3.55cm">
          <text:p/>
        </draw:line>
        <draw:frame draw:style-name="gr2" draw:text-style-name="P1" draw:layer="layout" svg:width="2.7cm" svg:height="1cm" svg:x="3.55cm" svg:y="2.45cm">
          <draw:text-box>
            <text:p text:style-name="P2"><text:span text:style-name="T1">Arrivals</text:span></text:p>
          </draw:text-box>
        </draw:frame>
        <draw:g draw:style-name="gr3">
          <draw:g>
            <draw:path draw:style-name="gr4" draw:text-style-name="P3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8cm" svg:y="2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8cm" svg:y="2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1.4cm" svg:y1="3.7cm" svg:x2="13.9cm" svg:y2="3.7cm">
          <text:p/>
        </draw:line>
        <draw:frame draw:style-name="gr7" draw:text-style-name="P1" draw:layer="layout" svg:width="3.4cm" svg:height="1.799cm" svg:x="2.5cm" svg:y="4.001cm">
          <draw:text-box>
            <text:p text:style-name="P2"><text:span text:style-name="T2">Arrival rate </text:span><text:span text:style-name="T3">l</text:span><text:span text:style-name="T2"> or</text:span></text:p>
            <text:p text:style-name="P2"><text:span text:style-name="T2">average inter-arrival time E[I]</text:span></text:p>
          </draw:text-box>
        </draw:frame>
        <draw:frame draw:style-name="gr8" draw:text-style-name="P1" draw:layer="layout" svg:width="2.7cm" svg:height="2.307cm" svg:x="8.35cm" svg:y="5.408cm">
          <draw:text-box>
            <text:p text:style-name="P2"><text:span text:style-name="T2">Service rate </text:span><text:span text:style-name="T3">m</text:span><text:span text:style-name="T2"> or average service time E[S]</text:span></text:p>
          </draw:text-box>
        </draw:frame>
        <draw:line draw:style-name="gr1" draw:text-style-name="P1" draw:layer="layout" svg:x1="7cm" svg:y1="4.275cm" svg:x2="7cm" svg:y2="6.513cm">
          <text:p/>
        </draw:line>
        <draw:frame draw:style-name="gr9" draw:text-style-name="P1" draw:layer="layout" svg:width="2.34cm" svg:height="1.667cm" svg:x="5.7cm" svg:y="6.524cm">
          <draw:text-box>
            <text:p text:style-name="P2"><text:span text:style-name="T2">Rejection if all operators are busy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0" draw:text-style-name="P1" draw:layer="layout" svg:width="6.3cm" svg:height="1.291cm" svg:x="1cm" svg:y="7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9.55cm" svg:y="8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10" draw:text-style-name="P1" draw:layer="layout" svg:width="6.3cm" svg:height="1.291cm" svg:x="1.45cm" svg:y="5.555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10" draw:text-style-name="P1" draw:layer="layout" svg:width="6.3cm" svg:height="1.291cm" svg:x="10cm" svg:y="6.055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</text:span></text:p>
          </draw:text-box>
        </draw:frame>
        <draw:frame draw:style-name="gr11" draw:text-style-name="P1" draw:layer="layout" svg:width="5.95cm" svg:height="1.326cm" svg:x="7.175cm" svg:y="1.587cm">
          <draw:text-box>
            <text:p text:style-name="P2"><text:span text:style-name="T1">System size with K places </text:span><text:span text:style-name="T2">(waiting+servic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10" draw:text-style-name="P5" draw:layer="layout" svg:width="6.95cm" svg:height="1.291cm" svg:x="9.45cm" svg:y="7.755cm">
          <draw:text-box>
            <text:p text:style-name="P4"><text:span text:style-name="T2">Cancelation rate </text:span><text:span text:style-name="T3">n</text:span><text:span text:style-name="T2"> or</text:span><text:span text:style-name="T2"><text:line-break/></text:span><text:span text:style-name="T2">average waiting time tolerance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Service by</text:span><text:span text:style-name="T1"><text:line-break/></text:span><text:span text:style-name="T1">1 operato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7" draw:text-style-name="P1" draw:layer="layout" svg:width="6.3cm" svg:height="1.799cm" svg:x="0.961cm" svg:y="7.288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</text:span></text:p>
          </draw:text-box>
        </draw:frame>
        <draw:frame draw:style-name="gr7" draw:text-style-name="P1" draw:layer="layout" svg:width="6.3cm" svg:height="1.799cm" svg:x="9.511cm" svg:y="8.088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1.799cm" svg:x="1cm" svg:y="7.301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</text:span></text:p>
          </draw:text-box>
        </draw:frame>
        <draw:frame draw:style-name="gr7" draw:text-style-name="P1" draw:layer="layout" svg:width="6.3cm" svg:height="1.799cm" svg:x="9.55cm" svg:y="8.101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rrivals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Service by </text:span><text:span text:style-name="T1"><text:line-break/></text:span><text:span text:style-name="T1">c operators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8" draw:text-style-name="P1" draw:layer="layout" svg:width="6.3cm" svg:height="2.307cm" svg:x="1cm" svg:y="7.347cm">
          <draw:text-box>
            <text:p text:style-name="P2"><text:span text:style-name="T2">Arrival rate </text:span><text:span text:style-name="T3">l</text:span><text:span text:style-name="T2"> or</text:span><text:span text:style-name="T2"><text:line-break/></text:span><text:span text:style-name="T2">average inter-arrival time E[I],</text:span></text:p>
            <text:p text:style-name="P2"><text:span text:style-name="T2">coefficient of variation CV[I],</text:span></text:p>
            <text:p text:style-name="P2"><text:span text:style-name="T2">arrival batch size b(I)</text:span></text:p>
          </draw:text-box>
        </draw:frame>
        <draw:frame draw:style-name="gr8" draw:text-style-name="P1" draw:layer="layout" svg:width="6.3cm" svg:height="2.307cm" svg:x="9.55cm" svg:y="8.097cm">
          <draw:text-box>
            <text:p text:style-name="P2"><text:span text:style-name="T2">Service rate </text:span><text:span text:style-name="T3">m</text:span><text:span text:style-name="T2"> or</text:span><text:span text:style-name="T2"><text:line-break/></text:span><text:span text:style-name="T2">average service time E[S],</text:span></text:p>
            <text:p text:style-name="P2"><text:span text:style-name="T2">coefficient of variation CV[S],</text:span></text:p>
            <text:p text:style-name="P2"><text:span text:style-name="T2">service batch siz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Operator availability: P(Up)</text:span></text:p>
            <text:p text:style-name="P2"><text:span text:style-name="T2">Downtime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7" draw:layer="layout" svg:width="4.5cm" svg:height="1.458cm" svg:x="1cm" svg:y="4.721cm">
          <draw:text-box>
            <text:p text:style-name="P6"><text:span text:style-name="T1">Arrivals</text:span><text:span text:style-name="T1"><text:line-break/></text:span><text:span text:style-name="T2">(Arrival 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1cm" svg:y="4cm">
            <draw:text-box>
              <text:p text:style-name="P6"><text:span text:style-name="T1">Service by</text:span></text:p>
              <text:p text:style-name="P6"><text:span text:style-name="T1">c operators</text:span></text:p>
              <text:p text:style-name="P6"><text:span text:style-name="T2">(Service 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7" draw:layer="layout" svg:width="3.7cm" svg:height="2.843cm" svg:x="18.3cm" svg:y="4.929cm">
          <draw:text-box>
            <text:p text:style-name="P8"><text:span text:style-name="T1">Client has been served and leaves the system</text:span></text:p>
          </draw:text-box>
        </draw:frame>
      </draw:page>
      <draw:page draw:name="Compare" draw:style-name="dp1" draw:master-page-name="PM6">
        <draw:line draw:style-name="gr16" draw:text-style-name="P1" draw:layer="layout" svg:x1="8cm" svg:y1="4.5cm" svg:x2="9.6cm" svg:y2="4.5cm">
          <text:p/>
        </draw:line>
        <draw:line draw:style-name="gr16" draw:text-style-name="P1" draw:layer="layout" svg:x1="8cm" svg:y1="11.5cm" svg:x2="9.6cm" svg:y2="11.5cm">
          <text:p/>
        </draw:line>
        <draw:line draw:style-name="gr16" draw:text-style-name="P1" draw:layer="layout" svg:x1="23.4cm" svg:y1="3cm" svg:x2="25cm" svg:y2="3cm">
          <text:p/>
        </draw:line>
        <draw:line draw:style-name="gr16" draw:text-style-name="P1" draw:layer="layout" svg:x1="2cm" svg:y1="4.489cm" svg:x2="4.999cm" svg:y2="4.489cm">
          <text:p/>
        </draw:line>
        <draw:frame draw:style-name="gr17" draw:text-style-name="P9" draw:layer="layout" svg:width="2.8cm" svg:height="0.923cm" svg:x="2cm" svg:y="3.5cm">
          <draw:text-box>
            <text:p text:style-name="P6"><text:span text:style-name="T2">Arrivals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5cm" svg:y="4cm" svg:viewBox="0 0 3000 1000" draw:points="0,1000 3000,1000 3000,0 0,0">
            <text:p/>
          </draw:polygon>
          <draw:polygon draw:style-name="gr5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5" draw:text-style-name="P1" draw:layer="layout" svg:x1="5.999cm" svg:y1="4cm" svg:x2="5.999cm" svg:y2="5cm">
          <text:p/>
        </draw:line>
        <draw:line draw:style-name="gr5" draw:text-style-name="P1" draw:layer="layout" svg:x1="6.999cm" svg:y1="4cm" svg:x2="6.999cm" svg:y2="5cm">
          <text:p/>
        </draw:line>
        <draw:frame draw:style-name="gr18" draw:text-style-name="P10" draw:layer="layout" svg:width="3cm" svg:height="0.991cm" svg:x="5cm" svg:y="3.009cm">
          <draw:text-box>
            <text:p text:style-name="P6"><text:span text:style-name="T6">Common</text:span></text:p>
            <text:p text:style-name="P6"><text:span text:style-name="T6">waiting room</text:span></text:p>
          </draw:text-box>
        </draw:fram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5.5cm" svg:y1="4cm" svg:x2="5.5cm" svg:y2="5cm">
          <text:p/>
        </draw:line>
        <draw:frame draw:style-name="gr19" draw:text-style-name="P11" draw:layer="layout" svg:width="8.4cm" svg:height="0.99cm" svg:x="2cm" svg:y="1.01cm">
          <draw:text-box>
            <text:p><text:span text:style-name="T7">Common queue</text:span></text:p>
          </draw:text-box>
        </draw:frame>
        <draw:frame draw:style-name="gr17" draw:text-style-name="P9" draw:layer="layout" svg:width="2.8cm" svg:height="0.923cm" svg:x="16cm" svg:y="3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5" draw:text-style-name="P1" draw:layer="layout" svg:x1="21.399cm" svg:y1="2.5cm" svg:x2="21.399cm" svg:y2="3.5cm">
          <text:p/>
        </draw:line>
        <draw:line draw:style-name="gr5" draw:text-style-name="P1" draw:layer="layout" svg:x1="22.399cm" svg:y1="2.5cm" svg:x2="22.399cm" svg:y2="3.5cm">
          <text:p/>
        </draw:line>
        <draw:frame draw:style-name="gr20" draw:text-style-name="P9" draw:layer="layout" svg:width="3cm" svg:height="0.567cm" svg:x="20.4cm" svg:y="3.5cm">
          <draw:text-box>
            <text:p text:style-name="P6"><text:span text:style-name="T2">Waiting room</text:span></text:p>
          </draw:text-box>
        </draw:frame>
        <draw:g draw:style-name="gr3">
          <draw:g>
            <draw:path draw:style-name="gr4" draw:text-style-name="P1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3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9" draw:layer="layout" svg:width="2cm" svg:height="2cm" svg:x="25cm" svg:y="2cm">
            <draw:text-box>
              <text:p text:style-name="P6"><text:span text:style-name="T2">1 operator </text:span><text:span text:style-name="T4">(Service rate </text:span><text:span text:style-name="T5">m</text:span><text:span text:style-name="T4">)</text:span></text:p>
            </draw:text-box>
          </draw:frame>
        </draw:g>
        <draw:line draw:style-name="gr16" draw:text-style-name="P1" draw:layer="layout" svg:x1="23.4cm" svg:y1="6cm" svg:x2="25cm" svg:y2="6cm">
          <text:p/>
        </draw:line>
        <draw:g draw:style-name="gr3">
          <draw:g>
            <draw:path draw:style-name="gr4" draw:text-style-name="P1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3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9" draw:layer="layout" svg:width="2cm" svg:height="2cm" svg:x="25cm" svg:y="5cm">
            <draw:text-box>
              <text:p text:style-name="P6"><text:span text:style-name="T2">1 operator </text:span><text:span text:style-name="T4">(Service 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22.9cm" svg:y1="2.5cm" svg:x2="22.9cm" svg:y2="3.5cm">
          <text:p/>
        </draw:line>
        <draw:line draw:style-name="gr5" draw:text-style-name="P1" draw:layer="layout" svg:x1="21.9cm" svg:y1="2.5cm" svg:x2="21.9cm" svg:y2="3.5cm">
          <text:p/>
        </draw:line>
        <draw:line draw:style-name="gr5" draw:text-style-name="P1" draw:layer="layout" svg:x1="20.9cm" svg:y1="2.5cm" svg:x2="20.9cm" svg:y2="3.5cm">
          <text:p/>
        </draw:line>
        <draw:frame draw:style-name="gr19" draw:text-style-name="P11" draw:layer="layout" svg:width="8.4cm" svg:height="0.99cm" svg:x="16cm" svg:y="1.01cm">
          <draw:text-box>
            <text:p><text:span text:style-name="T7">Separate queues</text:span></text:p>
          </draw:text-box>
        </draw:frame>
        <draw:line draw:style-name="gr22" draw:text-style-name="P1" draw:layer="layout" svg:x1="16.1cm" svg:y1="4.5cm" svg:x2="18.7cm" svg:y2="4.5cm">
          <text:p/>
        </draw:line>
        <draw:line draw:style-name="gr16" draw:text-style-name="P1" draw:layer="layout" svg:x1="18.8cm" svg:y1="3cm" svg:x2="20.4cm" svg:y2="3cm">
          <text:p/>
        </draw:line>
        <draw:line draw:style-name="gr16" draw:text-style-name="P1" draw:layer="layout" svg:x1="18.8cm" svg:y1="6cm" svg:x2="20.4cm" svg:y2="6cm">
          <text:p/>
        </draw:line>
        <draw:line draw:style-name="gr22" draw:text-style-name="P1" draw:layer="layout" svg:x1="18.8cm" svg:y1="6cm" svg:x2="18.8cm" svg:y2="3cm">
          <text:p/>
        </draw:line>
        <draw:g>
          <draw:polygon draw:style-name="gr4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5" draw:text-style-name="P1" draw:layer="layout" svg:x1="21.399cm" svg:y1="5.5cm" svg:x2="21.399cm" svg:y2="6.5cm">
          <text:p/>
        </draw:line>
        <draw:line draw:style-name="gr5" draw:text-style-name="P1" draw:layer="layout" svg:x1="22.399cm" svg:y1="5.5cm" svg:x2="22.399cm" svg:y2="6.5cm">
          <text:p/>
        </draw:line>
        <draw:line draw:style-name="gr5" draw:text-style-name="P1" draw:layer="layout" svg:x1="22.9cm" svg:y1="5.5cm" svg:x2="22.9cm" svg:y2="6.5cm">
          <text:p/>
        </draw:line>
        <draw:line draw:style-name="gr5" draw:text-style-name="P1" draw:layer="layout" svg:x1="21.9cm" svg:y1="5.5cm" svg:x2="21.9cm" svg:y2="6.5cm">
          <text:p/>
        </draw:line>
        <draw:line draw:style-name="gr5" draw:text-style-name="P1" draw:layer="layout" svg:x1="20.9cm" svg:y1="5.5cm" svg:x2="20.9cm" svg:y2="6.5cm">
          <text:p/>
        </draw:line>
        <draw:frame draw:style-name="gr20" draw:text-style-name="P9" draw:layer="layout" svg:width="3cm" svg:height="0.567cm" svg:x="20.4cm" svg:y="4.933cm">
          <draw:text-box>
            <text:p text:style-name="P6"><text:span text:style-name="T2">Waiting room</text:span></text:p>
          </draw:text-box>
        </draw:frame>
        <draw:line draw:style-name="gr16" draw:text-style-name="P1" draw:layer="layout" svg:x1="1.986cm" svg:y1="11.489cm" svg:x2="4.985cm" svg:y2="11.489cm">
          <text:p/>
        </draw:line>
        <draw:frame draw:style-name="gr17" draw:text-style-name="P9" draw:layer="layout" svg:width="2.8cm" svg:height="0.923cm" svg:x="1.986cm" svg:y="10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5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5" draw:text-style-name="P1" draw:layer="layout" svg:x1="5.985cm" svg:y1="11cm" svg:x2="5.985cm" svg:y2="12cm">
          <text:p/>
        </draw:line>
        <draw:line draw:style-name="gr5" draw:text-style-name="P1" draw:layer="layout" svg:x1="6.985cm" svg:y1="11cm" svg:x2="6.985cm" svg:y2="12cm">
          <text:p/>
        </draw:line>
        <draw:g draw:style-name="gr3">
          <draw:g>
            <draw:path draw:style-name="gr4" draw:text-style-name="P1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9.6cm" svg:y="10.4cm">
            <draw:text-box>
              <text:p text:style-name="P6"><text:span text:style-name="T2">1 operator </text:span><text:span text:style-name="T2"><text:line-break/></text:span><text:span text:style-name="T4">(Service 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7.486cm" svg:y1="11cm" svg:x2="7.486cm" svg:y2="12cm">
          <text:p/>
        </draw:line>
        <draw:line draw:style-name="gr5" draw:text-style-name="P1" draw:layer="layout" svg:x1="6.486cm" svg:y1="11cm" svg:x2="6.486cm" svg:y2="12cm">
          <text:p/>
        </draw:line>
        <draw:line draw:style-name="gr5" draw:text-style-name="P1" draw:layer="layout" svg:x1="5.486cm" svg:y1="11cm" svg:x2="5.486cm" svg:y2="12cm">
          <text:p/>
        </draw:line>
        <draw:frame draw:style-name="gr19" draw:text-style-name="P11" draw:layer="layout" svg:width="8.4cm" svg:height="0.99cm" svg:x="1.986cm" svg:y="8.01cm">
          <draw:text-box>
            <text:p><text:span text:style-name="T7">Batch service</text:span></text:p>
          </draw:text-box>
        </draw:frame>
        <draw:frame draw:style-name="gr20" draw:text-style-name="P9" draw:layer="layout" svg:width="3cm" svg:height="0.567cm" svg:x="4.986cm" svg:y="10.4cm">
          <draw:text-box>
            <text:p text:style-name="P6"><text:span text:style-name="T2">Waiting room</text:span></text:p>
          </draw:text-box>
        </draw:frame>
        <draw:frame draw:style-name="gr24" draw:text-style-name="P14" draw:layer="layout" svg:width="3cm" svg:height="0.995cm" svg:x="9.223cm" svg:y="12.764cm">
          <draw:text-box>
            <text:p text:style-name="P6"><text:span text:style-name="T8">Batch serivce</text:span><text:span text:style-name="T9"> of 2 customers each</text:span></text:p>
          </draw:text-box>
        </draw:frame>
        <draw:line draw:style-name="gr16" draw:text-style-name="P1" draw:layer="layout" svg:x1="22.014cm" svg:y1="11.5cm" svg:x2="23.614cm" svg:y2="11.5cm">
          <text:p/>
        </draw:line>
        <draw:line draw:style-name="gr16" draw:text-style-name="P1" draw:layer="layout" svg:x1="16cm" svg:y1="11.489cm" svg:x2="18.999cm" svg:y2="11.489cm">
          <text:p/>
        </draw:line>
        <draw:frame draw:style-name="gr17" draw:text-style-name="P9" draw:layer="layout" svg:width="2.8cm" svg:height="0.923cm" svg:x="16cm" svg:y="10.5cm">
          <draw:text-box>
            <text:p text:style-name="P6"><text:span text:style-name="T2">Arrivals </text:span><text:span text:style-name="T2"><text:line-break/></text:span><text:span text:style-name="T4">(Arrival 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19cm" svg:y="11cm" svg:viewBox="0 0 3000 1000" draw:points="0,1000 3000,1000 3000,0 0,0">
            <text:p/>
          </draw:polygon>
          <draw:polygon draw:style-name="gr5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5" draw:text-style-name="P1" draw:layer="layout" svg:x1="19.999cm" svg:y1="11cm" svg:x2="19.999cm" svg:y2="12cm">
          <text:p/>
        </draw:line>
        <draw:line draw:style-name="gr5" draw:text-style-name="P1" draw:layer="layout" svg:x1="20.999cm" svg:y1="11cm" svg:x2="20.999cm" svg:y2="12cm">
          <text:p/>
        </draw:line>
        <draw:g draw:style-name="gr3">
          <draw:g>
            <draw:path draw:style-name="gr4" draw:text-style-name="P1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23.614cm" svg:y="10.4cm">
            <draw:text-box>
              <text:p text:style-name="P6"><text:span text:style-name="T2">1 operator </text:span><text:span text:style-name="T2"><text:line-break/></text:span><text:span text:style-name="T4">(Service rate </text:span><text:span text:style-name="T10">2</text:span><text:span text:style-name="T11">m</text:span><text:span text:style-name="T4">)</text:span></text:p>
            </draw:text-box>
          </draw:frame>
        </draw:g>
        <draw:line draw:style-name="gr5" draw:text-style-name="P1" draw:layer="layout" svg:x1="21.5cm" svg:y1="11cm" svg:x2="21.5cm" svg:y2="12cm">
          <text:p/>
        </draw:line>
        <draw:line draw:style-name="gr5" draw:text-style-name="P1" draw:layer="layout" svg:x1="20.5cm" svg:y1="11cm" svg:x2="20.5cm" svg:y2="12cm">
          <text:p/>
        </draw:line>
        <draw:line draw:style-name="gr5" draw:text-style-name="P1" draw:layer="layout" svg:x1="19.5cm" svg:y1="11cm" svg:x2="19.5cm" svg:y2="12cm">
          <text:p/>
        </draw:line>
        <draw:frame draw:style-name="gr19" draw:text-style-name="P11" draw:layer="layout" svg:width="8.4cm" svg:height="0.99cm" svg:x="16cm" svg:y="8.01cm">
          <draw:text-box>
            <text:p><text:span text:style-name="T7">Faster operator</text:span></text:p>
          </draw:text-box>
        </draw:frame>
        <draw:frame draw:style-name="gr20" draw:text-style-name="P9" draw:layer="layout" svg:width="3cm" svg:height="0.567cm" svg:x="19cm" svg:y="10.4cm">
          <draw:text-box>
            <text:p text:style-name="P6"><text:span text:style-name="T2">Waiting room</text:span></text:p>
          </draw:text-box>
        </draw:frame>
        <draw:frame draw:style-name="gr18" draw:text-style-name="P15" draw:layer="layout" svg:width="2.2cm" svg:height="0.991cm" svg:x="19cm" svg:y="4.067cm">
          <draw:text-box>
            <text:p text:style-name="P8"><text:span text:style-name="T12">Split</text:span><text:span text:style-name="T12"><text:line-break/></text:span><text:span text:style-name="T12">50% : 50%</text:span></text:p>
          </draw:text-box>
        </draw:frame>
        <draw:g draw:style-name="gr3">
          <draw:g>
            <draw:path draw:style-name="gr4" draw:text-style-name="P1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3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9" draw:layer="layout" svg:width="2.3cm" svg:height="2.3cm" svg:x="9.6cm" svg:y="3.4cm">
            <draw:text-box>
              <text:p text:style-name="P6"><text:span text:style-name="T13">2</text:span><text:span text:style-name="T2"> operator </text:span><text:span text:style-name="T2"><text:line-break/></text:span><text:span text:style-name="T4">(Service rate </text:span><text:span text:style-name="T5">m</text:span><text:span text:style-name="T4">)</text:span></text:p>
            </draw:text-box>
          </draw:frame>
        </draw:g>
      </draw:page>
      <draw:page draw:name="page9" draw:style-name="dp1" draw:master-page-name="PM6">
        <draw:line draw:style-name="gr1" draw:text-style-name="P1" draw:layer="layout" svg:x1="9.02cm" svg:y1="3.256cm" svg:x2="12.012cm" svg:y2="3.256cm">
          <text:p/>
        </draw:line>
        <draw:g>
          <draw:polygon draw:style-name="gr4" draw:text-style-name="P3" draw:layer="layout" svg:width="5cm" svg:height="2.5cm" svg:x="12.012cm" svg:y="2.056cm" svg:viewBox="0 0 5001 2501" draw:points="0,2501 5001,2501 5001,0 0,0">
            <text:p/>
          </draw:polygon>
          <draw:polygon draw:style-name="gr5" draw:text-style-name="P1" draw:layer="layout" svg:width="5cm" svg:height="2.5cm" svg:x="12.012cm" svg:y="2.056cm" svg:viewBox="0 0 5001 2501" draw:points="0,2501 5001,2501 5001,0 0,0">
            <text:p/>
          </draw:polygon>
        </draw:g>
        <draw:line draw:style-name="gr5" draw:text-style-name="P1" draw:layer="layout" svg:x1="13.012cm" svg:y1="2.056cm" svg:x2="13.012cm" svg:y2="4.556cm">
          <text:p/>
        </draw:line>
        <draw:line draw:style-name="gr5" draw:text-style-name="P1" draw:layer="layout" svg:x1="14.012cm" svg:y1="2.056cm" svg:x2="14.012cm" svg:y2="4.556cm">
          <text:p/>
        </draw:line>
        <draw:line draw:style-name="gr5" draw:text-style-name="P1" draw:layer="layout" svg:x1="15.012cm" svg:y1="2.056cm" svg:x2="15.012cm" svg:y2="4.556cm">
          <text:p/>
        </draw:line>
        <draw:line draw:style-name="gr5" draw:text-style-name="P1" draw:layer="layout" svg:x1="16.012cm" svg:y1="2.056cm" svg:x2="16.012cm" svg:y2="4.556cm">
          <text:p/>
        </draw:line>
        <draw:frame draw:style-name="gr2" draw:text-style-name="P1" draw:layer="layout" svg:width="5cm" svg:height="1cm" svg:x="12.012cm" svg:y="1.056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2cm" svg:y="1.056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7.012cm" svg:y="1.056cm">
            <draw:text-box>
              <text:p text:style-name="P6"><text:span text:style-name="T1">Service by</text:span></text:p>
              <text:p text:style-name="P6"><text:span text:style-name="T1">1 operator</text:span></text:p>
            </draw:text-box>
          </draw:frame>
        </draw:g>
        <draw:line draw:style-name="gr1" draw:text-style-name="P1" draw:layer="layout" svg:x1="21.712cm" svg:y1="3.406cm" svg:x2="24.212cm" svg:y2="3.406cm">
          <text:p/>
        </draw:line>
        <draw:line draw:style-name="gr1" draw:text-style-name="P1" draw:layer="layout" svg:x1="9.008cm" svg:y1="9.242cm" svg:x2="12.012cm" svg:y2="9.242cm">
          <text:p/>
        </draw:line>
        <draw:g>
          <draw:polygon draw:style-name="gr4" draw:text-style-name="P3" draw:layer="layout" svg:width="5cm" svg:height="2.5cm" svg:x="12.012cm" svg:y="8.042cm" svg:viewBox="0 0 5001 2501" draw:points="0,2501 5001,2501 5001,0 0,0">
            <text:p/>
          </draw:polygon>
          <draw:polygon draw:style-name="gr5" draw:text-style-name="P1" draw:layer="layout" svg:width="5cm" svg:height="2.5cm" svg:x="12.012cm" svg:y="8.042cm" svg:viewBox="0 0 5001 2501" draw:points="0,2501 5001,2501 5001,0 0,0">
            <text:p/>
          </draw:polygon>
        </draw:g>
        <draw:line draw:style-name="gr5" draw:text-style-name="P1" draw:layer="layout" svg:x1="13.012cm" svg:y1="8.042cm" svg:x2="13.012cm" svg:y2="10.542cm">
          <text:p/>
        </draw:line>
        <draw:line draw:style-name="gr5" draw:text-style-name="P1" draw:layer="layout" svg:x1="14.012cm" svg:y1="8.042cm" svg:x2="14.012cm" svg:y2="10.542cm">
          <text:p/>
        </draw:line>
        <draw:line draw:style-name="gr5" draw:text-style-name="P1" draw:layer="layout" svg:x1="15.012cm" svg:y1="8.042cm" svg:x2="15.012cm" svg:y2="10.542cm">
          <text:p/>
        </draw:line>
        <draw:line draw:style-name="gr5" draw:text-style-name="P1" draw:layer="layout" svg:x1="16.012cm" svg:y1="8.042cm" svg:x2="16.012cm" svg:y2="10.542cm">
          <text:p/>
        </draw:line>
        <draw:frame draw:style-name="gr2" draw:text-style-name="P1" draw:layer="layout" svg:width="5cm" svg:height="1cm" svg:x="12.012cm" svg:y="7.042cm">
          <draw:text-box>
            <text:p text:style-name="P2"><text:span text:style-name="T1">Waiting room</text:span></text:p>
          </draw:text-box>
        </draw:frame>
        <draw:g draw:style-name="gr3">
          <draw:g>
            <draw:path draw:style-name="gr4" draw:text-style-name="P3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2cm" svg:y="7.042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7" draw:layer="layout" svg:width="4.7cm" svg:height="4.7cm" svg:x="17.012cm" svg:y="7.042cm">
            <draw:text-box>
              <text:p text:style-name="P6"><text:span text:style-name="T1">Service by</text:span></text:p>
              <text:p text:style-name="P6"><text:span text:style-name="T1">1 operator</text:span></text:p>
            </draw:text-box>
          </draw:frame>
        </draw:g>
        <draw:line draw:style-name="gr1" draw:text-style-name="P1" draw:layer="layout" svg:x1="21.712cm" svg:y1="9.392cm" svg:x2="24.212cm" svg:y2="9.392cm">
          <text:p/>
        </draw:line>
        <draw:frame draw:style-name="gr25" draw:text-style-name="P16" draw:layer="layout" svg:width="4.433cm" svg:height="2.043cm" svg:x="4.667cm" svg:y="4.372cm">
          <draw:text-box>
            <text:p text:style-name="P8"><text:span text:style-name="T1">New arriving customer chooses shorter queue</text:span></text:p>
          </draw:text-box>
        </draw:frame>
        <draw:line draw:style-name="gr26" draw:text-style-name="P1" draw:layer="layout" svg:x1="9.008cm" svg:y1="9.242cm" svg:x2="9.02cm" svg:y2="3.256cm">
          <text:p/>
        </draw:line>
        <draw:line draw:style-name="gr26" draw:text-style-name="P1" draw:layer="layout" svg:x1="4.693cm" svg:y1="6.414cm" svg:x2="9.008cm" svg:y2="6.414cm">
          <text:p/>
        </draw:line>
        <draw:custom-shape draw:style-name="gr27" draw:text-style-name="P17" draw:layer="layout" svg:width="0.947cm" svg:height="2.451cm" svg:x="16.039cm" svg:y="2.0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5.039cm" svg:y="2.07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47cm" svg:height="2.451cm" svg:x="16.039cm" svg:y="8.07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5.039cm" svg:y="8.06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47cm" svg:height="2.451cm" svg:x="14.041cm" svg:y="8.0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0.953cm" svg:height="2.466cm" svg:x="13.041cm" svg:y="8.061cm">
          <text:p/>
          <draw:enhanced-geometry svg:viewBox="0 0 21600 21600" draw:type="rectangle" draw:enhanced-path="M 0 0 L 21600 0 21600 21600 0 21600 0 0 Z N"/>
        </draw:custom-shape>
        <draw:line draw:style-name="gr29" draw:text-style-name="P18" draw:layer="layout" svg:x1="9.371cm" svg:y1="5.887cm" svg:x2="11.636cm" svg:y2="3.8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08T16:37:36.269000000</dc:date>
    <meta:creation-date>2023-02-18T18:31:19Z</meta:creation-date>
    <meta:generator>LibreOffice/7.5.0.3$Windows_X86_64 LibreOffice_project/c21113d003cd3efa8c53188764377a8272d9d6de</meta:generator>
    <meta:editing-duration>PT16M32S</meta:editing-duration>
    <meta:editing-cycles>14</meta:editing-cycles>
    <meta:document-statistic meta:object-count="250"/>
  </office:meta>
</office:document-meta>
</file>